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tyle="normal" fo:font-weight="normal" officeooo:rsid="006ec392" officeooo:paragraph-rsid="0015e322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73169b" officeooo:paragraph-rsid="0015e322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6ec392" officeooo:paragraph-rsid="0015e322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6f8831" officeooo:paragraph-rsid="0015e322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16ee745" officeooo:paragraph-rsid="0015e322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7115ff" officeooo:paragraph-rsid="0015e322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7189f6" officeooo:paragraph-rsid="0015e322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71b191" officeooo:paragraph-rsid="0015e322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728465" officeooo:paragraph-rsid="0015e322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Liberation Serif" fo:font-style="italic" fo:font-weight="normal" officeooo:rsid="007115ff" officeooo:paragraph-rsid="0015e322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style:font-name="Liberation Serif" fo:font-style="italic" fo:font-weight="normal" officeooo:rsid="00728465" officeooo:paragraph-rsid="0015e322" style:font-style-asian="italic" style:font-weight-asian="normal" style:font-style-complex="italic" style:font-weight-complex="normal"/>
    </style:style>
    <style:style style:name="T1" style:family="text">
      <style:text-properties officeooo:rsid="016ee745"/>
    </style:style>
    <style:style style:name="T2" style:family="text">
      <style:text-properties officeooo:rsid="0380e042"/>
    </style:style>
    <style:style style:name="T3" style:family="text">
      <style:text-properties officeooo:rsid="0075653d"/>
    </style:style>
    <style:style style:name="T4" style:family="text">
      <style:text-properties officeooo:rsid="007189f6"/>
    </style:style>
    <style:style style:name="T5" style:family="text">
      <style:text-properties officeooo:rsid="0071b191"/>
    </style:style>
    <style:style style:name="T6" style:family="text">
      <style:text-properties officeooo:rsid="02359063"/>
    </style:style>
    <style:style style:name="T7" style:family="text">
      <style:text-properties officeooo:rsid="016f2a67"/>
    </style:style>
    <style:style style:name="T8" style:family="text">
      <style:text-properties officeooo:rsid="004faa28"/>
    </style:style>
    <style:style style:name="T9" style:family="text">
      <style:text-properties officeooo:rsid="0235b1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4">Кроме куколки с пищиком я собрал тебе целый подарочный набор ко дню рождения.</text:p>
      <text:p text:style-name="P4">Такие чёрные пластмассовые фиговинки, которые электрики вставляют в распределительные коробки. Они похо<text:span text:style-name="T1">жи</text:span> на черепашек-ниндзя, хотя до создания этого мультика оставалось ещё лет двадцать с гаком. </text:p>
      <text:p text:style-name="P5">Сходство с черепашками сразу видно, <text:s/>а что они ниндзи я тогда ещё не знал. </text:p>
      <text:p text:style-name="P5">Кроме них ещё белые керамические шашечки. Всех по две штуки.</text:p>
      <text:p text:style-name="P6"/>
      <text:p text:style-name="P10"><text:span text:style-name="T1">(...э</text:span>то, типа, солдат на передовой собирает подарок из латунных стреляных гильз.</text:p>
      <text:p text:style-name="P10">Впрочем, наша бригада и была на передовой обжитого мира. </text:p>
      <text:p text:style-name="P10">Подарки с края ойкумены...<text:span text:style-name="T1">)</text:span></text:p>
      <text:p text:style-name="P10"/>
      <text:p text:style-name="P6">Но из Универмага я тоже прикупил пару пупсиков; они не пищали: потому что пластмассовые, но вносили разнообразие. </text:p>
      <text:p text:style-name="P6">В конце концов, не война же.</text:p>
      <text:p text:style-name="P6"/>
      <text:p text:style-name="P6">Для меня важно было попасть в Нежин в неурочное время, когда никто не ожидает, чтобы не испортили праздника. </text:p>
      <text:p text:style-name="P6">Электричку из Конотопа, да ещё в день твоего рождения, как пить дать, превентивно встретят чёрно-белой шахматкой, тернýтся плечом и — готово. </text:p>
      <text:p text:style-name="P6">Лучше зайти с тыла и когда не ждут.</text:p>
      <text:p text:style-name="P6">Для этой цели идеально подходил автобус Харьков-Чернигов, но через Конотоп он проходит в пол-шестого, поэтому, чтобы не проспать, я в ту ночь вообще не ложился.</text:p>
      <text:p text:style-name="P6">Гулял по Конотопу; туда-сюда. </text:p>
      <text:p text:style-name="P6"/>
      <text:p text:style-name="P6">Когда <text:span text:style-name="T2">я </text:span>проходил вдоль бетонной стены мясокомбината, у них там по верхней галерее скот на убой гнали. </text:p>
      <text:p text:style-name="P6">Какими человеческими голосами они там вопят! Хуже, чем в «Западном коридоре». </text:p>
      <text:p text:style-name="P6"><text:span text:style-name="T2">И в</text:span>едь всё <text:span text:style-name="T3">абсолютно </text:span>понимают — <text:span text:style-name="T3">куда их гонят и зачем</text:span>.</text:p>
      <text:p text:style-name="P6">Около полуночи я оказался на Кандыбино и решил искупаться. </text:p>
      <text:p text:style-name="P6">Снял с себя всё.</text:p>
      <text:p text:style-name="P6"><text:s/>А кто видит? Тёмные кусты смородины, или звёзды с луной? Так они и не такого насмотрелись.</text:p>
      <text:p text:style-name="P6">И зашёл в воду.</text:p>
      <text:p text:style-name="P6">А воздух вокруг аж дрожит от лягушиных стонов.</text:p>
      <text:p text:style-name="P6"/>
      <text:p text:style-name="P6">Одна штукатурша, пожилая уже, но с длинными тугими косами, рассказывала, что когда она в селе хотела покончить с собой, такая же ночь была и всё вокруг <text:span text:style-name="T4">шумело-гудело:</text:span></text:p>
      <text:p text:style-name="P6">- <text:span text:style-name="T4">Иди! Иди! Вот он пруд! Иди же!</text:span></text:p>
      <text:p text:style-name="P6"/>
      <text:p text:style-name="P7">Но у меня голосов не было, одни только лягушки.</text:p>
      <text:p text:style-name="P7">А потом я поплыл навстречу луне. Она как раз над рыбными озёрами всходила и не успела ещё уменьшится. </text:p>
      <text:p text:style-name="P7">Огромная полная луна.</text:p>
      <text:p text:style-name="P7">Я плыл «по-морскому», беззвучно, но всё равно гнал перед собой волны. Такие ровные-ровные, как те линии нарисованные на платочке с парусником. Только они там синие на белом фоне, а тут серебристые на чёрной тьме.</text:p>
      <text:p text:style-name="P7">Так и плыл, как по волнам эфира, пока не <text:span text:style-name="T1">начали</text:span> цепляться за ноги прибрежные водоросли.</text:p>
      <text:p text:style-name="P7">Жутковато стало, русалки всякие в голову лезут и я поплыл обратно, но уже на спине, чтобы всё время <text:span text:style-name="T2">на луну смотреть.</text:span></text:p>
      <text:p text:style-name="P7"><text:soft-page-break/></text:p>
      <text:p text:style-name="P7">Волосы после купания у меня остались мокрыми и на железнодорожный вокзал я пошёл обходным путём, чтобы высохнуть по дороге.</text:p>
      <text:p text:style-name="P7">На вокзале с каждой стороны часы есть, да ещё и во внутренних залах висят.</text:p>
      <text:p text:style-name="P7">А у меня часов нет, если какие одену на руку, они через день-два останавливаются, или врать начинают — неси в ремонт, или новые покупай.</text:p>
      <text:p text:style-name="P7">По пути я вспомнил того несчастного из сказок тысячи и одной ночи, что постоянно плакал и рвал одежду у себя на груди.</text:p>
      <text:p text:style-name="P7">Он любил прекрасную волшебницу, а она его, но предупредила, <text:span text:style-name="T2">что </text:span>одну из дверей в <text:span text:style-name="T2">её</text:span> дворце ни в коем случае не открывать. А он открыл; из чистого любопытства; и оказался в другом измерении, где только песок и камни и никакой дороги назад. Вот ему только и осталось, что плакать да бить себя в грудь.</text:p>
      <text:p text:style-name="P7"/>
      <text:p text:style-name="P7">Года за два перед этим мы с Ирой на Десну поехали. <text:s/>Вдвоём, только я и она. Тебя Гаина Михайловна держала.</text:p>
      <text:p text:style-name="P7">Туда — утренним черниговским автобусом. </text:p>
      <text:p text:style-name="P7"><text:span text:style-name="T1">А о</text:span>братно? Ну, что-<text:span text:style-name="T1">нибудь</text:span> подвернётся...</text:p>
      <text:p text:style-name="P7">Когда я через окно Десну вдали увидел, то попросил водителя остановить автобус и мы сошли на шоссе. Потом пошли через поле. <text:s/></text:p>
      <text:p text:style-name="P7">На другом, <text:span text:style-name="T1">соседнем поле</text:span> бабы в белых платках сгребали сено в копны, <text:span text:style-name="T5">издали и не разобрать в каком ты столетии.</text:span></text:p>
      <text:p text:style-name="P8">Потом я перенёс Иру через протоку на длинную песчаную косу заросшую широкими зелёными листьями, мимо которой текла Десна. </text:p>
      <text:p text:style-name="P8">Мы постелили одеяло поверх листьев и провели там весь день.</text:p>
      <text:p text:style-name="P8">Когда мне нужно было помочиться, я переплыл на другой берег: Десна там не слишком широкá. </text:p>
      <text:p text:style-name="P8">Ира строго-настрого меня предупреждала не замочить голову. Я это помнил, но всё равно с того, крутого, берега нырнул головой в реку. </text:p>
      <text:p text:style-name="P8">А теперь вот только и осталось плакать да рвать на груди эту летнюю рубашку из ацетатного шёлка.</text:p>
      <text:p text:style-name="P8"/>
      <text:p text:style-name="P8">Остаток ночи я просидел на площади перед первым перроном. Скамейки там не очень удобные — без спинок. </text:p>
      <text:p text:style-name="P8">На одной из них <text:span text:style-name="T6">я </text:span>и встречал редкие ночные поезда, вместе с тележками дежурных из багажного отделения, куда <text:span text:style-name="T2">работники </text:span>почтовых вагонов выбрасывают коробки и тюки посылок . </text:p>
      <text:p text:style-name="P8"><text:span text:style-name="T7">И п</text:span>ровожал <text:span text:style-name="T7">оттуда же </text:span>группки зябко зевающих пассажиров. Счастливого пути.</text:p>
      <text:p text:style-name="P8">Когда в чёрной коробке часов на фронтоне вокзала засветилось 05:00, я пошёл в зал ожидания — забрать подарки тебе из ячейки автоматической камеры хранения, а оттуда на автовокзал. </text:p>
      <text:p text:style-name="P8">Это близко — <text:s/>почти сразу за парком Лунатика.</text:p>
      <text:p text:style-name="P8"/>
      <text:p text:style-name="P8"><text:span text:style-name="T7">Тот</text:span> автобус в Нежин не заезжает, но от поворота шоссе, где здание поста ГАИ, мне опять что-то подвернулось, так что часов в девять с чем-то я уже был в Нежине. В то время, когда конотопская электричка ещё только к Бахмачу подъезжает.</text:p>
      <text:p text:style-name="P8">Но я не собирался стать снегом на голову, поэтому позвонил Ире на работу по телефону-автомату.</text:p>
      <text:p text:style-name="P8">Какой у неё красивый голос! Такой родной и близкий.</text:p>
      <text:p text:style-name="P8">Я сказал, что хочу повидать тебя и отдать подарок и она ответила, что, да, конечно, что ты дома с её мамой.</text:p>
      <text:p text:style-name="P8">Я пошёл на Красных партизан очень радостный, потому что Ира по телефону звучала совсем дружелюбно и даже как-то обрадованно.</text:p>
      <text:p text:style-name="P9"><text:soft-page-break/><text:span text:style-name="T8">Д</text:span>верь не открылась, только дверной глазок затемнился и опять просветлел. </text:p>
      <text:p text:style-name="P9">Я позвонил ещё раз, но покороче и услышал осторожно уходящие шаги <text:span text:style-name="T9">из</text:span> прихожей. <text:span text:style-name="T7">Ещё я</text:span> услышал, как ты о чём-то жалобно спрашиваешь в дверях гостиной и как тебя шёпотом зашикивает бабушка.</text:p>
      <text:p text:style-name="P9"/>
      <text:p text:style-name="P9"><text:span text:style-name="T8">Если</text:span> у человека голоса, они ему что-нибудь да говорят; <text:span text:style-name="T7">никаких </text:span>слов я разобрать не мог, но отчётливо видел сквозь дверь тебя, четырёхлетнего ребёнка, тревожно задравш<text:span text:style-name="T7">ую</text:span> голову вверх к бабушке — кто там? Серый Волк? плохой дядя? — и видел мать Иры в халате и шестимесячной завивке с прижатым к губам пальцем:</text:p>
      <text:p text:style-name="P9">- Тшш!</text:p>
      <text:p text:style-name="P9"/>
      <text:p text:style-name="P9">Я не из тех, кто ломится в запертую дверь и не хотел пугать тебя дальше.</text:p>
      <text:p text:style-name="P9">Я позвонил в дверь напротив и мне открыли. </text:p>
      <text:p text:style-name="P9">Там жили преподаватели НГПИ. Гроза-муж, он читал научный коммунизм, и Гроза-жена, которая преподавала у меня немецкий на каком-то курсе. </text:p>
      <text:p text:style-name="P9">Я оставил коробку с подарками Грозам и попросил передать тебе лично в руки.</text:p>
      <text:p text:style-name="P9">В Конотоп можно и электричкой возвращаться. </text:p>
      <text:p text:style-name="P9">Какая разница? И всего 1 руб. 10 коп.</text:p>
      <text:p text:style-name="P9"/>
      <text:p text:style-name="P11"><text:span text:style-name="T7">(...п</text:span>опытка жить праведной жизнью вызывает в человеке вредную привычку. </text:p>
      <text:p text:style-name="P11">Но то, чтобы пагубную, но бессмысленную — втягиваешься в это дело...<text:span text:style-name="T7">)</text:span></text:p>
      <text:p text:style-name="P11"/>
      <text:p text:style-name="P9">После окончательного да ещё и ритуально закреплённого разрыва с Ирой, возвращение «Крёстного отца», последней из украденных мною книг, <text:s/>не имело никакого смысла, но было поздно — втянулся. </text:p>
      <text:p text:style-name="P9">А залежалась она у меня потому, что я не знал куда распределился Витя Кононевич, <text:span text:style-name="T7">но</text:span> тут вдруг стороной прослышал, что книгу Вите дал вовсе не Жора, а Саша Нестерук, настоящий её владелец. Пришлось снова ехать в Нежин.</text:p>
      <text:p text:style-name="P2">Когда я пришёл по адресу, что дал мне Вася Кропин, то Саши там не оказалось, а проживала молодая супружеская пара без детей, которые недавно въехали. </text:p>
      <text:p text:style-name="P2">Муж ходил в белой майке, жена в халате и по всему дому пахло жирной копчёной селёдкой.</text:p>
      <text:p text:style-name="P2">Чего ещё надо для счастья? Квартира, молодая женщина в любое время суток.</text:p>
      <text:p text:style-name="P2">Я отказался от адреса их квартирной хозяйки, которая, возможно, знает куда переехал Саша Нестерук. <text:span text:style-name="T9">Прекратив поиск, я</text:span> уехал обратно в Конотоп. </text:p>
      <text:p text:style-name="P2">Мне вспомнилось, что Игорь Рекун на последнем курсе крепко сдружился с Нестеруком — отдам <text:span text:style-name="T9">Игорьку</text:span>, пусть <text:span text:style-name="T9">он и</text:span> передаст, а то как-то поднадоело праведничать.</text:p>
      <text:p text:style-name="P2">В электричке меня впервые посетила мысль — а может оно всё так и надо?.. </text:p>
      <text:p text:style-name="P2">Своя женщина, конечно, хороша, как ни крути; но почему же я не завидую молодому квартиранту?</text:p>
      <text:p text:style-name="P2"><text:s/>И почему меня разбирает смех как вспомню селёдку под майкой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2:21:00.287707584</meta:creation-date>
    <dc:date>2017-03-03T12:21:05.190919101</dc:date>
    <dc:creator>sehrguey </dc:creator>
    <meta:editing-duration>PT4S</meta:editing-duration>
    <meta:editing-cycles>1</meta:editing-cycles>
    <meta:document-statistic meta:table-count="0" meta:image-count="0" meta:object-count="0" meta:page-count="3" meta:paragraph-count="77" meta:word-count="1251" meta:character-count="7649" meta:non-whitespace-character-count="6427"/>
    <meta:generator>LibreOffice/4.3.3.2$Linux_x86 LibreOffice_project/430m0$Build-2</meta:generator>
  </office:meta>
</office:document-meta>
</file>